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8.3cm" svg:height="16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5.8cm" svg:x="1.7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6cm" svg:height="5.8cm" svg:x="7.8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cm" svg:height="9cm" svg:x="1.7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1cm" svg:x="8.1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4cm" svg:x="8.1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9cm" svg:x="2cm" svg:y="12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6-04-20T12:37:07.919661126</meta:creation-date>
    <dc:date>2016-04-20T13:00:02.163826799</dc:date>
    <dc:creator>alex </dc:creator>
    <meta:editing-duration>PT7M44S</meta:editing-duration>
    <meta:editing-cycles>1</meta:editing-cycles>
    <meta:document-statistic meta:object-count="8"/>
    <meta:generator>LibreOffice/4.2.8.2$Linux_X86_64 LibreOffice_project/420m0$Build-2</meta:generator>
  </office:meta>
</office:document-meta>
</file>